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0.875cm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draw:fill="gradient" draw:fill-color="#cfe7f5" draw:fill-gradient-name="Greysca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Purpl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b2b2b2" draw:marker-start="" draw:marker-start-width="0.26cm" draw:marker-start-center="false" draw:marker-end="" draw:marker-end-width="0.26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2.43cm" fo:min-width="3.639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34cm" fo:min-width="2.475cm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1.876cm" fo:min-width="2.676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1.138cm" fo:min-width="2.285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346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43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2.174cm"/>
      <style:paragraph-properties style:writing-mode="lr-tb"/>
    </style:style>
    <style:style style:name="gr205" style:family="graphic" style:parent-style-name="standard">
      <style:graphic-properties draw:stroke="solid" draw:stroke-dash="Dot" svg:stroke-width="0.1cm" svg:stroke-color="#3faf46" draw:marker-start="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06" style:family="graphic" style:parent-style-name="standard">
      <style:graphic-properties draw:stroke="solid" draw:stroke-dash="Dot" svg:stroke-width="0.1cm" svg:stroke-color="#3faf46" draw:marker-start="" draw:marker-start-width="0.45cm" draw:marker-end-width="0.45cm" draw:textarea-vertical-align="middle" fo:padding-top="0.175cm" fo:padding-bottom="0.175cm" fo:padding-left="0.3cm" fo:padding-right="0.3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269cm"/>
      <style:paragraph-properties style:writing-mode="lr-tb"/>
    </style:style>
    <style:style style:name="gr208" style:family="graphic" style:parent-style-name="standard">
      <style:graphic-properties draw:stroke="solid" draw:stroke-dash="Dot" svg:stroke-width="0.1cm" svg:stroke-color="#ff8000" draw:marker-start="Arrow" draw:marker-start-width="0.45cm" draw:marker-end="" draw:marker-end-width="0.45cm" draw:textarea-vertical-align="middle" fo:padding-top="0.175cm" fo:padding-bottom="0.175cm" fo:padding-left="0.3cm" fo:padding-right="0.3cm"/>
    </style:style>
    <style:style style:name="gr209" style:family="graphic" style:parent-style-name="standard">
      <style:graphic-properties draw:stroke="solid" draw:stroke-dash="Dot" svg:stroke-width="0.1cm" svg:stroke-color="#ffb66c" draw:marker-start="Arrow" draw:marker-start-width="0.45cm" draw:marker-end="" draw:marker-end-width="0.45cm" draw:textarea-vertical-align="middle" fo:padding-top="0.175cm" fo:padding-bottom="0.175cm" fo:padding-left="0.3cm" fo:padding-right="0.3cm"/>
    </style:style>
    <style:style style:name="gr210" style:family="graphic" style:parent-style-name="standard">
      <style:graphic-properties draw:stroke="solid" draw:stroke-dash="Dot" svg:stroke-width="0.1cm" svg:stroke-color="#ec9ba4" draw:marker-start="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11" style:family="graphic" style:parent-style-name="standard">
      <style:graphic-properties draw:stroke="solid" draw:stroke-dash="Dot" svg:stroke-width="0.1cm" svg:stroke-color="#8d1d75" draw:marker-start="Arrow" draw:marker-start-width="0.45cm" draw:marker-end="" draw:marker-end-width="0.45cm" draw:textarea-vertical-align="middle" fo:padding-top="0.175cm" fo:padding-bottom="0.175cm" fo:padding-left="0.3cm" fo:padding-right="0.3cm"/>
    </style:style>
    <style:style style:name="gr212" style:family="graphic" style:parent-style-name="standard">
      <style:graphic-properties draw:stroke="solid" draw:stroke-dash="Dot" svg:stroke-width="0.1cm" svg:stroke-color="#3465a4" draw:marker-start="Arrow" draw:marker-start-width="0.45cm" draw:marker-end="" draw:marker-end-width="0.45cm" draw:textarea-vertical-align="middle" fo:padding-top="0.175cm" fo:padding-bottom="0.175cm" fo:padding-left="0.3cm" fo:padding-right="0.3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215" style:family="graphic" style:parent-style-name="standard">
      <style:graphic-properties draw:stroke="solid" draw:stroke-dash="Dot" svg:stroke-width="0.1cm" svg:stroke-color="#8d1d75" draw:marker-start="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Greysca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Light_20_Purpl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cfe7f5" draw:fill-gradient-name="Light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style:writing-mode="lr-tb"/>
      <style:text-properties fo:font-size="7pt" style:font-size-asian="18pt" style:font-size-complex="18pt"/>
    </style:style>
    <style:style style:name="P2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8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1.399cm" svg:height="0.597cm" draw:transform="rotate (-0.0118682389135618) translate (15.201cm 16.3cm)">
          <draw:text-box>
            <text:p><text:span text:style-name="T1">Anchor</text:span></text:p>
          </draw:text-box>
        </draw:frame>
        <draw:g xml:id="id3" draw:id="id3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" draw:text-style-name="P2" draw:layer="layout" svg:width="2.394cm" svg:height="1.402cm" svg:x="16.591cm" svg:y="16.617cm" svg:viewBox="0 0 2395 1403" svg:d="M0 1403c678 0 1740-443 2199-734 458-292 0-669-232-669z">
            <text:p/>
          </draw:path>
          <draw:g>
            <draw:polygon draw:style-name="gr3" draw:text-style-name="P3" draw:layer="layout" svg:width="1.389cm" svg:height="3.474cm" svg:x="15.201cm" svg:y="14.545cm" svg:viewBox="0 0 1390 3475" draw:points="0,2673 0,0 1390,802 1390,3475">
              <text:p/>
            </draw:polygon>
            <draw:polygon draw:style-name="gr4" draw:text-style-name="P4" draw:layer="layout" svg:width="1.966cm" svg:height="3.808cm" svg:x="16.591cm" svg:y="14.211cm" svg:viewBox="0 0 1967 3809" draw:points="0,3809 0,1136 1967,0 1967,2673">
              <text:p/>
            </draw:polygon>
            <draw:polygon draw:style-name="gr5" draw:text-style-name="P5" draw:layer="layout" svg:width="3.356cm" svg:height="1.937cm" svg:x="15.201cm" svg:y="13.409cm" svg:viewBox="0 0 3357 1938" draw:points="1390,1938 0,1136 1967,0 3357,802">
              <text:p/>
            </draw:polygon>
            <draw:polygon draw:style-name="gr6" draw:text-style-name="P6" draw:layer="layout" svg:width="3.356cm" svg:height="4.61cm" svg:x="15.201cm" svg:y="13.409cm" svg:viewBox="0 0 3357 4611" draw:points="0,3809 0,1136 1967,0 3357,802 3357,3475 1390,4611">
              <text:p/>
            </draw:polygon>
            <draw:line draw:style-name="gr7" draw:text-style-name="P7" draw:layer="layout" svg:x1="16.359cm" svg:y1="17.353cm" svg:x2="15.433cm" svg:y2="16.818cm">
              <text:p/>
            </draw:line>
            <draw:line draw:style-name="gr8" draw:text-style-name="P7" draw:layer="layout" svg:x1="16.359cm" svg:y1="17.62cm" svg:x2="15.433cm" svg:y2="17.085cm">
              <text:p/>
            </draw:line>
            <draw:line draw:style-name="gr9" draw:text-style-name="P7" draw:layer="layout" svg:x1="16.359cm" svg:y1="17.486cm" svg:x2="15.433cm" svg:y2="16.951cm">
              <text:p/>
            </draw:line>
            <draw:polyline draw:style-name="gr10" draw:text-style-name="P7" draw:layer="layout" svg:width="1.155cm" svg:height="0.801cm" svg:x="15.316cm" svg:y="14.947cm" svg:viewBox="0 0 1156 802" draw:points="1156,802 0,134 0,0">
              <text:p/>
            </draw:polyline>
            <draw:polyline draw:style-name="gr11" draw:text-style-name="P7" draw:layer="layout" svg:width="1.136cm" svg:height="0.804cm" svg:x="15.337cm" svg:y="14.944cm" svg:viewBox="0 0 1137 805" draw:points="1137,805 1137,671 0,0">
              <text:p/>
            </draw:polyline>
            <draw:polygon draw:style-name="gr12" draw:text-style-name="P8" draw:layer="layout" svg:width="0.135cm" svg:height="0.235cm" svg:x="15.746cm" svg:y="16.28cm" svg:viewBox="0 0 136 236" draw:points="0,158 0,0 136,78 136,236">
              <text:p/>
            </draw:polygon>
            <draw:line draw:style-name="gr13" draw:text-style-name="P7" draw:layer="layout" svg:x1="16.359cm" svg:y1="17.218cm" svg:x2="15.433cm" svg:y2="16.683cm">
              <text:p/>
            </draw:line>
          </draw:g>
        </draw:g>
        <draw:g xml:id="id1" draw:id="id1">
          <draw:glue-point draw:id="4" svg:x="4.174cm" svg:y="-3.567cm"/>
          <draw:glue-point draw:id="5" svg:x="4.585cm" svg:y="-1.919cm"/>
          <draw:glue-point draw:id="6" svg:x="4.998cm" svg:y="-0.27cm"/>
          <draw:glue-point draw:id="7" svg:x="2.861cm" svg:y="1.782cm"/>
          <draw:glue-point draw:id="8" svg:x="0.663cm" svg:y="3.893cm"/>
          <draw:glue-point draw:id="9" svg:x="-1.399cm" svg:y="3.217cm"/>
          <draw:glue-point draw:id="10" svg:x="-4.174cm" svg:y="2.414cm"/>
          <draw:glue-point draw:id="11" svg:x="-4.587cm" svg:y="0.767cm"/>
          <draw:glue-point draw:id="12" svg:x="-5.001cm" svg:y="-0.88cm"/>
          <draw:glue-point draw:id="13" svg:x="-0.727cm" svg:y="-4.987cm"/>
          <draw:glue-point draw:id="14" svg:x="1.724cm" svg:y="-4.274cm"/>
          <draw:path draw:style-name="gr14" draw:text-style-name="P2" draw:layer="layout" svg:width="2.351cm" svg:height="1.459cm" svg:x="16.589cm" svg:y="6.859cm" svg:viewBox="0 0 2352 1460" svg:d="M0 1460c666 0 1709-461 2160-764 450-304 0-696-227-696z">
            <text:p/>
          </draw:path>
          <draw:g>
            <draw:polygon draw:style-name="gr15" draw:text-style-name="P3" draw:layer="layout" svg:width="1.364cm" svg:height="3.616cm" svg:x="15.224cm" svg:y="4.703cm" svg:viewBox="0 0 1365 3617" draw:points="0,2782 0,0 1365,835 1365,3617">
              <text:p/>
            </draw:polygon>
            <draw:polygon draw:style-name="gr16" draw:text-style-name="P4" draw:layer="layout" svg:width="1.932cm" svg:height="3.964cm" svg:x="16.589cm" svg:y="4.355cm" svg:viewBox="0 0 1933 3965" draw:points="0,3965 0,1182 1933,0 1933,2782">
              <text:p/>
            </draw:polygon>
            <draw:polygon draw:style-name="gr17" draw:text-style-name="P5" draw:layer="layout" svg:width="3.297cm" svg:height="2.016cm" svg:x="15.224cm" svg:y="3.52cm" svg:viewBox="0 0 3298 2017" draw:points="1365,2017 0,1182 1933,0 3298,835">
              <text:p/>
            </draw:polygon>
            <draw:polygon draw:style-name="gr18" draw:text-style-name="P6" draw:layer="layout" svg:width="3.297cm" svg:height="4.798cm" svg:x="15.224cm" svg:y="3.52cm" svg:viewBox="0 0 3298 4799" draw:points="0,3965 0,1182 1933,0 3298,835 3298,3617 1365,4799">
              <text:p/>
            </draw:polygon>
            <draw:line draw:style-name="gr19" draw:text-style-name="P7" draw:layer="layout" svg:x1="16.36cm" svg:y1="7.624cm" svg:x2="15.45cm" svg:y2="7.068cm">
              <text:p/>
            </draw:line>
            <draw:line draw:style-name="gr20" draw:text-style-name="P7" draw:layer="layout" svg:x1="16.36cm" svg:y1="7.903cm" svg:x2="15.45cm" svg:y2="7.347cm">
              <text:p/>
            </draw:line>
            <draw:line draw:style-name="gr21" draw:text-style-name="P7" draw:layer="layout" svg:x1="16.36cm" svg:y1="7.763cm" svg:x2="15.45cm" svg:y2="7.207cm">
              <text:p/>
            </draw:line>
            <draw:polyline draw:style-name="gr22" draw:text-style-name="P7" draw:layer="layout" svg:width="1.135cm" svg:height="0.834cm" svg:x="15.337cm" svg:y="5.121cm" svg:viewBox="0 0 1136 835" draw:points="1136,835 0,140 0,0">
              <text:p/>
            </draw:polyline>
            <draw:polyline draw:style-name="gr23" draw:text-style-name="P7" draw:layer="layout" svg:width="1.116cm" svg:height="0.837cm" svg:x="15.357cm" svg:y="5.118cm" svg:viewBox="0 0 1117 838" draw:points="1117,838 1117,698 0,0">
              <text:p/>
            </draw:polyline>
            <draw:polygon draw:style-name="gr24" draw:text-style-name="P8" draw:layer="layout" svg:width="0.132cm" svg:height="0.245cm" svg:x="15.758cm" svg:y="6.509cm" svg:viewBox="0 0 133 246" draw:points="0,164 0,0 133,81 133,246">
              <text:p/>
            </draw:polygon>
            <draw:line draw:style-name="gr25" draw:text-style-name="P7" draw:layer="layout" svg:x1="16.36cm" svg:y1="7.484cm" svg:x2="15.45cm" svg:y2="6.928cm">
              <text:p/>
            </draw:line>
          </draw:g>
        </draw:g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6" draw:text-style-name="P2" draw:layer="layout" svg:width="1.919cm" svg:height="1.411cm" svg:x="25.422cm" svg:y="11.408cm" svg:viewBox="0 0 1920 1412" svg:d="M2 1412c158 0 1918-878 1918-1146 0-266-247-266-406-266 0 114-1570 572-1512 1412z">
              <text:p/>
            </draw:path>
            <draw:g>
              <draw:polygon draw:style-name="gr27" draw:text-style-name="P3" draw:layer="layout" svg:width="2.035cm" svg:height="2.097cm" svg:x="23.271cm" svg:y="10.645cm" svg:viewBox="0 0 2036 2098" draw:points="0,763 0,0 2036,1335 2036,2098">
                <text:p/>
              </draw:polygon>
              <draw:polygon draw:style-name="gr28" draw:text-style-name="P4" draw:layer="layout" svg:width="1.743cm" svg:height="1.906cm" svg:x="25.306cm" svg:y="10.836cm" svg:viewBox="0 0 1744 1907" draw:points="0,1907 0,1144 1744,0 1744,763">
                <text:p/>
              </draw:polygon>
              <draw:polygon draw:style-name="gr29" draw:text-style-name="P5" draw:layer="layout" svg:width="3.78cm" svg:height="2.478cm" svg:x="23.271cm" svg:y="9.501cm" svg:viewBox="0 0 3781 2479" draw:points="2036,2479 0,1144 1744,0 3781,1335">
                <text:p/>
              </draw:polygon>
              <draw:line draw:style-name="gr30" draw:text-style-name="P7" draw:layer="layout" svg:x1="23.967cm" svg:y1="11.256cm" svg:x2="23.967cm" svg:y2="11.714cm">
                <text:p/>
              </draw:line>
              <draw:line draw:style-name="gr31" draw:text-style-name="P7" draw:layer="layout" svg:x1="25.248cm" svg:y1="12.234cm" svg:x2="24.317cm" svg:y2="11.623cm">
                <text:p/>
              </draw:line>
              <draw:line draw:style-name="gr32" draw:text-style-name="P7" draw:layer="layout" svg:x1="24.311cm" svg:y1="11.485cm" svg:x2="24.311cm" svg:y2="11.637cm">
                <text:p/>
              </draw:line>
              <draw:line draw:style-name="gr33" draw:text-style-name="P7" draw:layer="layout" svg:x1="25.243cm" svg:y1="12.096cm" svg:x2="25.243cm" svg:y2="12.248cm">
                <text:p/>
              </draw:line>
              <draw:line draw:style-name="gr34" draw:text-style-name="P7" draw:layer="layout" svg:x1="25.242cm" svg:y1="12.096cm" svg:x2="24.311cm" svg:y2="11.485cm">
                <text:p/>
              </draw:line>
              <draw:polygon draw:style-name="gr35" draw:text-style-name="P8" draw:layer="layout" svg:width="0.116cm" svg:height="0.228cm" svg:x="24.084cm" svg:y="11.331cm" svg:viewBox="0 0 117 229" draw:points="0,152 0,0 117,77 117,229">
                <text:p/>
              </draw:polygon>
              <draw:line draw:style-name="gr36" draw:text-style-name="P7" draw:layer="layout" svg:x1="23.852cm" svg:y1="11.181cm" svg:x2="23.852cm" svg:y2="11.639cm">
                <text:p/>
              </draw:line>
              <draw:line draw:style-name="gr37" draw:text-style-name="P7" draw:layer="layout" svg:x1="23.735cm" svg:y1="11.104cm" svg:x2="23.735cm" svg:y2="11.562cm">
                <text:p/>
              </draw:line>
              <draw:line draw:style-name="gr38" draw:text-style-name="P7" draw:layer="layout" svg:x1="23.62cm" svg:y1="11.027cm" svg:x2="23.62cm" svg:y2="11.485cm">
                <text:p/>
              </draw:line>
              <draw:line draw:style-name="gr39" draw:text-style-name="P7" draw:layer="layout" svg:x1="23.503cm" svg:y1="10.95cm" svg:x2="23.503cm" svg:y2="11.408cm">
                <text:p/>
              </draw:line>
              <draw:line draw:style-name="gr40" draw:text-style-name="P7" draw:layer="layout" svg:x1="23.386cm" svg:y1="10.875cm" svg:x2="23.386cm" svg:y2="11.333cm">
                <text:p/>
              </draw:line>
              <draw:polygon draw:style-name="gr41" draw:text-style-name="P3" draw:layer="layout" svg:width="0.116cm" svg:height="0.839cm" svg:x="23.154cm" svg:y="10.569cm" svg:viewBox="0 0 117 840" draw:points="0,763 0,0 117,77 117,840">
                <text:p/>
              </draw:polygon>
              <draw:polygon draw:style-name="gr42" draw:text-style-name="P3" draw:layer="layout" svg:width="0.116cm" svg:height="0.839cm" svg:x="25.306cm" svg:y="11.98cm" svg:viewBox="0 0 117 840" draw:points="0,763 0,0 117,77 117,840">
                <text:p/>
              </draw:polygon>
              <draw:polygon draw:style-name="gr43" draw:text-style-name="P6" draw:layer="layout" svg:width="3.897cm" svg:height="3.316cm" svg:x="23.154cm" svg:y="9.501cm" svg:viewBox="0 0 3898 3317" draw:points="0,1830 0,1067 117,1144 1861,0 3898,1335 3898,2098 2269,3165 2269,3317">
                <text:p/>
              </draw:polygon>
            </draw:g>
          </draw:g>
          <draw:g>
            <draw:path draw:style-name="gr44" draw:text-style-name="P9" draw:layer="layout" svg:width="0.51cm" svg:height="0.436cm" svg:x="25.841cm" svg:y="12.128cm" svg:viewBox="0 0 511 437" svg:d="M252 0c222 0 259 163 259 309-74 96-369 195-510 69-9-141 28-378 251-378z">
              <text:p/>
            </draw:path>
            <draw:path draw:style-name="gr45" draw:text-style-name="P10" draw:layer="layout" svg:width="0.11cm" svg:height="0.314cm" svg:x="26.094cm" svg:y="12.202cm" svg:viewBox="0 0 111 315" svg:d="M0 24c25-15 87-8 111-24 0 96 0 315 0 315 0-110-86-210-111-291z">
              <text:p/>
            </draw:path>
            <draw:path draw:style-name="gr46" draw:text-style-name="P11" draw:layer="layout" svg:width="0.168cm" svg:height="0.263cm" svg:x="26.047cm" svg:y="11.983cm" svg:viewBox="0 0 169 264" svg:d="M74 0c62 0 83 89 83 136 0 49 40 106-27 123-65 16-130-3-130-114 0-110 10-145 74-145z">
              <text:p/>
            </draw:path>
            <draw:path draw:style-name="gr47" draw:text-style-name="P12" draw:layer="layout" svg:width="0.258cm" svg:height="0.386cm" svg:x="26.057cm" svg:y="11.765cm" svg:viewBox="0 0 259 387" svg:d="M148 0c63 0 111 0 111 170 0 169-48 217-111 217-62 0-148-108-148-217s86-170 148-170z">
              <text:p/>
            </draw:path>
            <draw:path draw:style-name="gr48" draw:text-style-name="P13" draw:layer="layout" svg:width="0.314cm" svg:height="0.366cm" svg:x="25.995cm" svg:y="11.667cm" svg:viewBox="0 0 315 367" svg:d="M136 0c74 0 185 0 179 96-39 46-160 13-179 49-59 112 37 291-111 195-75-219 36-340 111-340z">
              <text:p/>
            </draw:path>
            <draw:path draw:style-name="gr49" draw:text-style-name="P14" draw:layer="layout" svg:width="0.437cm" svg:height="0.354cm" svg:x="26.316cm" svg:y="12.226cm" svg:viewBox="0 0 438 355" svg:d="M223 0c222 0 215 163 215 309-74 96-364 31-438-90 37-98 0-219 223-219z">
              <text:p/>
            </draw:path>
            <draw:path draw:style-name="gr50" draw:text-style-name="P10" draw:layer="layout" svg:width="0.11cm" svg:height="0.241cm" svg:x="26.427cm" svg:y="12.3cm" svg:viewBox="0 0 111 242" svg:d="M0 0c37 24 87 16 111 0-74 72-111 242-111 242 0-109 0-146 0-242z">
              <text:p/>
            </draw:path>
            <draw:path draw:style-name="gr51" draw:text-style-name="P11" draw:layer="layout" svg:width="0.152cm" svg:height="0.2cm" svg:x="26.427cm" svg:y="12.105cm" svg:viewBox="0 0 153 201" svg:d="M111 0c63 0 37 72 37 121s-74 98-111 74c-37-25-37-25-37-99 0-72 47-96 111-96z">
              <text:p/>
            </draw:path>
            <draw:path draw:style-name="gr52" draw:text-style-name="P15" draw:layer="layout" svg:width="0.222cm" svg:height="0.314cm" svg:x="26.353cm" svg:y="11.909cm" svg:viewBox="0 0 223 315" svg:d="M111 0c63 0 112 24 112 121 0 98-49 194-112 194-64 0-111-84-111-194 0-109 47-121 111-121z">
              <text:p/>
            </draw:path>
            <draw:path draw:style-name="gr53" draw:text-style-name="P16" draw:layer="layout" svg:width="0.309cm" svg:height="0.443cm" svg:x="26.353cm" svg:y="11.788cm" svg:viewBox="0 0 310 444" svg:d="M200 0c-76 0-206 24-200 121 39 45 167 12 186 49 60 111-13 316 74 266 111-241 12-436-60-436z">
              <text:p/>
            </draw:path>
            <draw:path draw:style-name="gr54" draw:text-style-name="P17" draw:layer="layout" svg:width="0.905cm" svg:height="0.901cm" svg:x="25.847cm" svg:y="11.667cm" svg:viewBox="0 0 906 902" svg:d="M284 0c74 0 190 0 184 96-1 10-25 18-37 25 74 170 0 365-73 365 73 24 122 82 139 178 14-58 50-87 82-82v-35c-77-49-100-223-37-279 0 0-47-9-37-26-10-116 212-140 234-109 65 33 121 274 19 441 155-11 148 230 148 294-169 77-356 12-426-74-109 103-383 137-479 50-12-183 58-362 195-377 0-38 8-69 8-111-13-7-22-6-31-16-74-219 37-340 111-340z">
              <text:p/>
            </draw:path>
          </draw:g>
        </draw:g>
        <draw:g xml:id="id6" draw:id="id6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55" draw:text-style-name="P18" draw:layer="layout" svg:width="0.093cm" svg:height="0.109cm" svg:x="5.336cm" svg:y="18.285cm" svg:viewBox="0 0 94 110" draw:points="94,65 77,0 0,44 19,110">
              <text:p/>
            </draw:polygon>
            <draw:polygon draw:style-name="gr56" draw:text-style-name="P19" draw:layer="layout" svg:width="0.209cm" svg:height="0.12cm" svg:x="5.201cm" svg:y="18.209cm" svg:viewBox="0 0 210 121" draw:points="210,76 171,44 114,11 77,0 0,44 38,54 94,88 133,121">
              <text:p/>
            </draw:polygon>
            <draw:path draw:style-name="gr57" draw:text-style-name="P20" draw:layer="layout" svg:width="0.17cm" svg:height="0.142cm" svg:x="5.184cm" svg:y="18.253cm" svg:viewBox="0 0 171 143" svg:d="M0 44c0-66 38-44 77-22 37 22 75 22 94 121 0 0-77-44-171-99z">
              <text:p/>
            </draw:path>
            <draw:path draw:style-name="gr58" draw:text-style-name="P6" draw:layer="layout" svg:width="0.247cm" svg:height="0.187cm" svg:x="5.184cm" svg:y="18.209cm" svg:viewBox="0 0 248 188" svg:d="M94 0c39 11 39 11 77 34 20 10 58 20 77 109-38 23-38 23-77 45-21-11-133-78-171-100 0-54 38-54 94-88z">
              <text:p/>
            </draw:path>
          </draw:g>
          <draw:g>
            <draw:path draw:style-name="gr59" draw:text-style-name="P2" draw:layer="layout" svg:width="0.219cm" svg:height="0.135cm" svg:x="4.58cm" svg:y="18.36cm" svg:viewBox="0 0 220 136" svg:d="M0 136c52 0 184-60 210-75s0-61-51-61c0 34-159 136-159 136z">
              <text:p/>
            </draw:path>
            <draw:g>
              <draw:polygon draw:style-name="gr60" draw:text-style-name="P18" draw:layer="layout" svg:width="0.19cm" svg:height="0.153cm" svg:x="4.548cm" svg:y="18.357cm" svg:viewBox="0 0 191 154" draw:points="191,44 191,0 0,110 0,154">
                <text:p/>
              </draw:polygon>
              <draw:polygon draw:style-name="gr61" draw:text-style-name="P18" draw:layer="layout" svg:width="0.19cm" svg:height="0.187cm" svg:x="4.394cm" svg:y="18.191cm" svg:viewBox="0 0 191 188" draw:points="191,76 191,0 0,110 0,188">
                <text:p/>
              </draw:polygon>
              <draw:polygon draw:style-name="gr62" draw:text-style-name="P19" draw:layer="layout" svg:width="0.344cm" svg:height="0.196cm" svg:x="4.394cm" svg:y="18.269cm" svg:viewBox="0 0 345 197" draw:points="345,88 191,0 0,110 152,197">
                <text:p/>
              </draw:polygon>
              <draw:polygon draw:style-name="gr63" draw:text-style-name="P20" draw:layer="layout" svg:width="0.19cm" svg:height="0.187cm" svg:x="4.358cm" svg:y="18.323cm" svg:viewBox="0 0 191 188" draw:points="191,188 191,143 38,54 38,0 0,22 0,76">
                <text:p/>
              </draw:polygon>
              <draw:polygon draw:style-name="gr64" draw:text-style-name="P18" draw:layer="layout" svg:width="0.61cm" svg:height="0.835cm" svg:x="4.338cm" svg:y="17.522cm" svg:viewBox="0 0 611 836" draw:points="611,484 611,0 0,352 0,836">
                <text:p/>
              </draw:polygon>
              <draw:polygon draw:style-name="gr65" draw:text-style-name="P21" draw:layer="layout" svg:width="0.571cm" svg:height="0.769cm" svg:x="4.358cm" svg:y="17.554cm" svg:viewBox="0 0 572 770" draw:points="572,440 572,0 0,329 0,770">
                <text:p/>
              </draw:polygon>
              <draw:polygon draw:style-name="gr66" draw:text-style-name="P19" draw:layer="layout" svg:width="0.648cm" svg:height="0.373cm" svg:x="4.3cm" svg:y="17.5cm" svg:viewBox="0 0 649 374" draw:points="38,374 649,22 611,0 0,352">
                <text:p/>
              </draw:polygon>
              <draw:polygon draw:style-name="gr67" draw:text-style-name="P20" draw:layer="layout" svg:width="0.037cm" svg:height="0.505cm" svg:x="4.3cm" svg:y="17.851cm" svg:viewBox="0 0 38 506" draw:points="38,506 38,22 0,0 0,484">
                <text:p/>
              </draw:polygon>
              <draw:polygon draw:style-name="gr68" draw:text-style-name="P6" draw:layer="layout" svg:width="0.648cm" svg:height="1.01cm" svg:x="4.3cm" svg:y="17.5cm" svg:viewBox="0 0 649 1011" draw:points="611,0 0,352 0,836 38,857 58,846 58,902 248,1011 439,902 439,857 287,770 287,714 649,506 649,22">
                <text:p/>
              </draw:polygon>
            </draw:g>
          </draw:g>
          <draw:g>
            <draw:path draw:style-name="gr69" draw:text-style-name="P2" draw:layer="layout" svg:width="0.161cm" svg:height="0.105cm" svg:x="5.11cm" svg:y="18.44cm" svg:viewBox="0 0 162 106" svg:d="M0 106c0 0 105-30 131-45 28-17 53-61 0-61 0 34-131 106-131 106z">
              <text:p/>
            </draw:path>
            <draw:g>
              <draw:polygon draw:style-name="gr70" draw:text-style-name="P19" draw:layer="layout" svg:width="0.82cm" svg:height="0.471cm" svg:x="4.421cm" svg:y="18.303cm" svg:viewBox="0 0 821 472" draw:points="210,472 821,121 611,0 0,352">
                <text:p/>
              </draw:polygon>
              <draw:polygon draw:style-name="gr71" draw:text-style-name="P20" draw:layer="layout" svg:width="0.209cm" svg:height="0.165cm" svg:x="4.421cm" svg:y="18.654cm" svg:viewBox="0 0 210 166" draw:points="210,166 210,121 0,0 0,44">
                <text:p/>
              </draw:polygon>
              <draw:polygon draw:style-name="gr72" draw:text-style-name="P18" draw:layer="layout" svg:width="0.61cm" svg:height="0.395cm" svg:x="4.631cm" svg:y="18.423cm" svg:viewBox="0 0 611 396" draw:points="611,44 611,0 0,352 0,396">
                <text:p/>
              </draw:polygon>
              <draw:polygon draw:style-name="gr73" draw:text-style-name="P6" draw:layer="layout" svg:width="0.82cm" svg:height="0.515cm" svg:x="4.421cm" svg:y="18.303cm" svg:viewBox="0 0 821 516" draw:points="611,0 0,352 0,396 210,516 821,166 821,121">
                <text:p/>
              </draw:polygon>
              <draw:g>
                <draw:polygon draw:style-name="gr74" draw:text-style-name="P22" draw:layer="layout" svg:width="0.267cm" svg:height="0.153cm" svg:x="4.926cm" svg:y="18.333cm" svg:viewBox="0 0 268 154" draw:points="268,88 114,0 0,65 152,154">
                  <text:p/>
                </draw:polygon>
                <draw:line draw:style-name="gr75" draw:text-style-name="P7" draw:layer="layout" svg:x1="5.154cm" svg:y1="18.443cm" svg:x2="5.002cm" svg:y2="18.355cm">
                  <text:p/>
                </draw:line>
                <draw:line draw:style-name="gr76" draw:text-style-name="P7" draw:layer="layout" svg:x1="5.115cm" svg:y1="18.463cm" svg:x2="4.963cm" svg:y2="18.375cm">
                  <text:p/>
                </draw:line>
                <draw:line draw:style-name="gr77" draw:text-style-name="P7" draw:layer="layout" svg:x1="5.077cm" svg:y1="18.355cm" svg:x2="4.963cm" svg:y2="18.42cm">
                  <text:p/>
                </draw:line>
                <draw:line draw:style-name="gr78" draw:text-style-name="P7" draw:layer="layout" svg:x1="5.116cm" svg:y1="18.375cm" svg:x2="5.002cm" svg:y2="18.44cm">
                  <text:p/>
                </draw:line>
                <draw:line draw:style-name="gr79" draw:text-style-name="P7" draw:layer="layout" svg:x1="5.156cm" svg:y1="18.398cm" svg:x2="5.079cm" svg:y2="18.442cm">
                  <text:p/>
                </draw:line>
              </draw:g>
              <draw:g>
                <draw:polygon draw:style-name="gr80" draw:text-style-name="P22" draw:layer="layout" svg:width="0.552cm" svg:height="0.317cm" svg:x="4.478cm" svg:y="18.425cm" svg:viewBox="0 0 553 318" draw:points="553,88 401,0 0,230 152,318">
                  <text:p/>
                </draw:polygon>
                <draw:line draw:style-name="gr81" draw:text-style-name="P7" draw:layer="layout" svg:x1="4.993cm" svg:y1="18.489cm" svg:x2="4.592cm" svg:y2="18.719cm">
                  <text:p/>
                </draw:line>
                <draw:line draw:style-name="gr82" draw:text-style-name="P7" draw:layer="layout" svg:x1="4.955cm" svg:y1="18.469cm" svg:x2="4.554cm" svg:y2="18.699cm">
                  <text:p/>
                </draw:line>
                <draw:line draw:style-name="gr83" draw:text-style-name="P7" draw:layer="layout" svg:x1="4.916cm" svg:y1="18.447cm" svg:x2="4.515cm" svg:y2="18.677cm">
                  <text:p/>
                </draw:line>
                <draw:line draw:style-name="gr84" draw:text-style-name="P7" draw:layer="layout" svg:x1="4.553cm" svg:y1="18.656cm" svg:x2="4.515cm" svg:y2="18.634cm">
                  <text:p/>
                </draw:line>
                <draw:line draw:style-name="gr85" draw:text-style-name="P7" draw:layer="layout" svg:x1="4.592cm" svg:y1="18.634cm" svg:x2="4.554cm" svg:y2="18.612cm">
                  <text:p/>
                </draw:line>
                <draw:line draw:style-name="gr86" draw:text-style-name="P7" draw:layer="layout" svg:x1="4.63cm" svg:y1="18.611cm" svg:x2="4.592cm" svg:y2="18.589cm">
                  <text:p/>
                </draw:line>
                <draw:line draw:style-name="gr87" draw:text-style-name="P7" draw:layer="layout" svg:x1="4.611cm" svg:y1="18.666cm" svg:x2="4.573cm" svg:y2="18.644cm">
                  <text:p/>
                </draw:line>
                <draw:line draw:style-name="gr88" draw:text-style-name="P7" draw:layer="layout" svg:x1="4.649cm" svg:y1="18.645cm" svg:x2="4.611cm" svg:y2="18.623cm">
                  <text:p/>
                </draw:line>
                <draw:line draw:style-name="gr89" draw:text-style-name="P7" draw:layer="layout" svg:x1="4.688cm" svg:y1="18.623cm" svg:x2="4.65cm" svg:y2="18.601cm">
                  <text:p/>
                </draw:line>
                <draw:line draw:style-name="gr90" draw:text-style-name="P7" draw:layer="layout" svg:x1="4.669cm" svg:y1="18.589cm" svg:x2="4.631cm" svg:y2="18.567cm">
                  <text:p/>
                </draw:line>
                <draw:line draw:style-name="gr91" draw:text-style-name="P7" draw:layer="layout" svg:x1="4.726cm" svg:y1="18.6cm" svg:x2="4.688cm" svg:y2="18.578cm">
                  <text:p/>
                </draw:line>
                <draw:line draw:style-name="gr92" draw:text-style-name="P7" draw:layer="layout" svg:x1="4.707cm" svg:y1="18.567cm" svg:x2="4.669cm" svg:y2="18.545cm">
                  <text:p/>
                </draw:line>
                <draw:line draw:style-name="gr93" draw:text-style-name="P7" draw:layer="layout" svg:x1="4.746cm" svg:y1="18.545cm" svg:x2="4.708cm" svg:y2="18.523cm">
                  <text:p/>
                </draw:line>
                <draw:line draw:style-name="gr94" draw:text-style-name="P7" draw:layer="layout" svg:x1="4.782cm" svg:y1="18.524cm" svg:x2="4.744cm" svg:y2="18.502cm">
                  <text:p/>
                </draw:line>
                <draw:line draw:style-name="gr95" draw:text-style-name="P7" draw:layer="layout" svg:x1="4.765cm" svg:y1="18.579cm" svg:x2="4.727cm" svg:y2="18.557cm">
                  <text:p/>
                </draw:line>
                <draw:line draw:style-name="gr96" draw:text-style-name="P7" draw:layer="layout" svg:x1="4.802cm" svg:y1="18.556cm" svg:x2="4.764cm" svg:y2="18.534cm">
                  <text:p/>
                </draw:line>
                <draw:line draw:style-name="gr97" draw:text-style-name="P7" draw:layer="layout" svg:x1="4.84cm" svg:y1="18.534cm" svg:x2="4.802cm" svg:y2="18.512cm">
                  <text:p/>
                </draw:line>
                <draw:line draw:style-name="gr98" draw:text-style-name="P7" draw:layer="layout" svg:x1="4.821cm" svg:y1="18.502cm" svg:x2="4.783cm" svg:y2="18.48cm">
                  <text:p/>
                </draw:line>
                <draw:line draw:style-name="gr99" draw:text-style-name="P7" draw:layer="layout" svg:x1="4.879cm" svg:y1="18.511cm" svg:x2="4.841cm" svg:y2="18.489cm">
                  <text:p/>
                </draw:line>
                <draw:line draw:style-name="gr100" draw:text-style-name="P7" draw:layer="layout" svg:x1="4.859cm" svg:y1="18.48cm" svg:x2="4.821cm" svg:y2="18.458cm">
                  <text:p/>
                </draw:line>
                <draw:line draw:style-name="gr101" draw:text-style-name="P7" draw:layer="layout" svg:x1="4.898cm" svg:y1="18.457cm" svg:x2="4.86cm" svg:y2="18.435cm">
                  <text:p/>
                </draw:line>
                <draw:line draw:style-name="gr102" draw:text-style-name="P7" draw:layer="layout" svg:x1="4.917cm" svg:y1="18.491cm" svg:x2="4.879cm" svg:y2="18.469cm">
                  <text:p/>
                </draw:line>
                <draw:line draw:style-name="gr103" draw:text-style-name="P7" draw:layer="layout" svg:x1="4.669cm" svg:y1="18.677cm" svg:x2="4.631cm" svg:y2="18.655cm">
                  <text:p/>
                </draw:line>
                <draw:line draw:style-name="gr104" draw:text-style-name="P7" draw:layer="layout" svg:x1="4.707cm" svg:y1="18.656cm" svg:x2="4.669cm" svg:y2="18.634cm">
                  <text:p/>
                </draw:line>
                <draw:line draw:style-name="gr105" draw:text-style-name="P7" draw:layer="layout" svg:x1="4.746cm" svg:y1="18.634cm" svg:x2="4.708cm" svg:y2="18.612cm">
                  <text:p/>
                </draw:line>
                <draw:line draw:style-name="gr106" draw:text-style-name="P7" draw:layer="layout" svg:x1="4.765cm" svg:y1="18.666cm" svg:x2="4.727cm" svg:y2="18.644cm">
                  <text:p/>
                </draw:line>
                <draw:line draw:style-name="gr107" draw:text-style-name="P7" draw:layer="layout" svg:x1="4.802cm" svg:y1="18.645cm" svg:x2="4.764cm" svg:y2="18.623cm">
                  <text:p/>
                </draw:line>
                <draw:line draw:style-name="gr108" draw:text-style-name="P7" draw:layer="layout" svg:x1="4.782cm" svg:y1="18.611cm" svg:x2="4.744cm" svg:y2="18.589cm">
                  <text:p/>
                </draw:line>
                <draw:line draw:style-name="gr109" draw:text-style-name="P7" draw:layer="layout" svg:x1="4.821cm" svg:y1="18.589cm" svg:x2="4.783cm" svg:y2="18.567cm">
                  <text:p/>
                </draw:line>
                <draw:line draw:style-name="gr110" draw:text-style-name="P7" draw:layer="layout" svg:x1="4.859cm" svg:y1="18.567cm" svg:x2="4.821cm" svg:y2="18.545cm">
                  <text:p/>
                </draw:line>
                <draw:line draw:style-name="gr111" draw:text-style-name="P7" draw:layer="layout" svg:x1="4.898cm" svg:y1="18.545cm" svg:x2="4.86cm" svg:y2="18.523cm">
                  <text:p/>
                </draw:line>
                <draw:line draw:style-name="gr112" draw:text-style-name="P7" draw:layer="layout" svg:x1="4.954cm" svg:y1="18.556cm" svg:x2="4.916cm" svg:y2="18.534cm">
                  <text:p/>
                </draw:line>
                <draw:line draw:style-name="gr113" draw:text-style-name="P7" draw:layer="layout" svg:x1="4.935cm" svg:y1="18.524cm" svg:x2="4.897cm" svg:y2="18.502cm">
                  <text:p/>
                </draw:line>
                <draw:line draw:style-name="gr114" draw:text-style-name="P7" draw:layer="layout" svg:x1="4.992cm" svg:y1="18.534cm" svg:x2="4.954cm" svg:y2="18.512cm">
                  <text:p/>
                </draw:line>
                <draw:line draw:style-name="gr115" draw:text-style-name="P7" draw:layer="layout" svg:x1="4.688cm" svg:y1="18.711cm" svg:x2="4.65cm" svg:y2="18.689cm">
                  <text:p/>
                </draw:line>
                <draw:line draw:style-name="gr116" draw:text-style-name="P7" draw:layer="layout" svg:x1="4.726cm" svg:y1="18.688cm" svg:x2="4.688cm" svg:y2="18.666cm">
                  <text:p/>
                </draw:line>
              </draw:g>
            </draw:g>
          </draw:g>
        </draw:g>
        <draw:g xml:id="id7" draw:id="id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17" draw:text-style-name="P18" draw:layer="layout" svg:width="0.096cm" svg:height="0.115cm" svg:x="12.461cm" svg:y="11.237cm" svg:viewBox="0 0 97 116" draw:points="97,69 79,0 0,46 20,116">
              <text:p/>
            </draw:polygon>
            <draw:polygon draw:style-name="gr118" draw:text-style-name="P19" draw:layer="layout" svg:width="0.214cm" svg:height="0.127cm" svg:x="12.324cm" svg:y="11.157cm" svg:viewBox="0 0 215 128" draw:points="215,80 175,46 116,11 79,0 0,46 39,57 97,93 136,128">
              <text:p/>
            </draw:polygon>
            <draw:path draw:style-name="gr119" draw:text-style-name="P20" draw:layer="layout" svg:width="0.174cm" svg:height="0.149cm" svg:x="12.304cm" svg:y="11.202cm" svg:viewBox="0 0 175 150" svg:d="M0 46c0-69 39-46 79-23 37 23 77 23 96 127 0 0-78-45-175-104z">
              <text:p/>
            </draw:path>
            <draw:path draw:style-name="gr120" draw:text-style-name="P6" draw:layer="layout" svg:width="0.253cm" svg:height="0.197cm" svg:x="12.304cm" svg:y="11.157cm" svg:viewBox="0 0 254 198" svg:d="M97 0c39 11 39 11 78 36 20 10 59 21 79 114-39 25-39 25-79 48-21-12-136-82-175-105 0-57 39-57 97-93z">
              <text:p/>
            </draw:path>
          </draw:g>
          <draw:g>
            <draw:path draw:style-name="gr121" draw:text-style-name="P2" draw:layer="layout" svg:width="0.224cm" svg:height="0.142cm" svg:x="11.688cm" svg:y="11.316cm" svg:viewBox="0 0 225 143" svg:d="M0 143c54 0 188-63 215-79 27-15 0-64-52-64 0 36-163 143-163 143z">
              <text:p/>
            </draw:path>
            <draw:g>
              <draw:polygon draw:style-name="gr122" draw:text-style-name="P18" draw:layer="layout" svg:width="0.194cm" svg:height="0.161cm" svg:x="11.654cm" svg:y="11.313cm" svg:viewBox="0 0 195 162" draw:points="195,46 195,0 0,116 0,162">
                <text:p/>
              </draw:polygon>
              <draw:polygon draw:style-name="gr123" draw:text-style-name="P18" draw:layer="layout" svg:width="0.194cm" svg:height="0.197cm" svg:x="11.498cm" svg:y="11.138cm" svg:viewBox="0 0 195 198" draw:points="195,80 195,0 0,116 0,198">
                <text:p/>
              </draw:polygon>
              <draw:polygon draw:style-name="gr124" draw:text-style-name="P19" draw:layer="layout" svg:width="0.352cm" svg:height="0.207cm" svg:x="11.498cm" svg:y="11.22cm" svg:viewBox="0 0 353 208" draw:points="353,93 195,0 0,116 156,208">
                <text:p/>
              </draw:polygon>
              <draw:polygon draw:style-name="gr125" draw:text-style-name="P20" draw:layer="layout" svg:width="0.194cm" svg:height="0.197cm" svg:x="11.459cm" svg:y="11.277cm" svg:viewBox="0 0 195 198" draw:points="195,198 195,150 39,57 39,0 0,23 0,80">
                <text:p/>
              </draw:polygon>
              <draw:polygon draw:style-name="gr126" draw:text-style-name="P18" draw:layer="layout" svg:width="0.624cm" svg:height="0.879cm" svg:x="11.439cm" svg:y="10.433cm" svg:viewBox="0 0 625 880" draw:points="625,510 625,0 0,371 0,880">
                <text:p/>
              </draw:polygon>
              <draw:polygon draw:style-name="gr127" draw:text-style-name="P21" draw:layer="layout" svg:width="0.584cm" svg:height="0.81cm" svg:x="11.459cm" svg:y="10.467cm" svg:viewBox="0 0 585 811" draw:points="585,463 585,0 0,347 0,811">
                <text:p/>
              </draw:polygon>
              <draw:polygon draw:style-name="gr128" draw:text-style-name="P19" draw:layer="layout" svg:width="0.663cm" svg:height="0.393cm" svg:x="11.4cm" svg:y="10.41cm" svg:viewBox="0 0 664 394" draw:points="39,394 664,23 625,0 0,371">
                <text:p/>
              </draw:polygon>
              <draw:polygon draw:style-name="gr129" draw:text-style-name="P20" draw:layer="layout" svg:width="0.038cm" svg:height="0.532cm" svg:x="11.4cm" svg:y="10.78cm" svg:viewBox="0 0 39 533" draw:points="39,533 39,23 0,0 0,510">
                <text:p/>
              </draw:polygon>
              <draw:polygon draw:style-name="gr130" draw:text-style-name="P6" draw:layer="layout" svg:width="0.663cm" svg:height="1.064cm" svg:x="11.4cm" svg:y="10.41cm" svg:viewBox="0 0 664 1065" draw:points="625,0 0,371 0,880 39,903 59,891 59,950 254,1065 449,950 449,903 294,811 294,752 664,533 664,23">
                <text:p/>
              </draw:polygon>
            </draw:g>
          </draw:g>
          <draw:g>
            <draw:path draw:style-name="gr131" draw:text-style-name="P2" draw:layer="layout" svg:width="0.165cm" svg:height="0.111cm" svg:x="12.229cm" svg:y="11.4cm" svg:viewBox="0 0 166 112" svg:d="M0 112c0 0 107-32 134-48 29-18 54-64 0-64 0 36-134 112-134 112z">
              <text:p/>
            </draw:path>
            <draw:g>
              <draw:polygon draw:style-name="gr132" draw:text-style-name="P19" draw:layer="layout" svg:width="0.838cm" svg:height="0.496cm" svg:x="11.523cm" svg:y="11.255cm" svg:viewBox="0 0 839 497" draw:points="215,497 839,128 625,0 0,371">
                <text:p/>
              </draw:polygon>
              <draw:polygon draw:style-name="gr133" draw:text-style-name="P20" draw:layer="layout" svg:width="0.214cm" svg:height="0.174cm" svg:x="11.523cm" svg:y="11.625cm" svg:viewBox="0 0 215 175" draw:points="215,175 215,128 0,0 0,46">
                <text:p/>
              </draw:polygon>
              <draw:polygon draw:style-name="gr134" draw:text-style-name="P18" draw:layer="layout" svg:width="0.624cm" svg:height="0.416cm" svg:x="11.738cm" svg:y="11.382cm" svg:viewBox="0 0 625 417" draw:points="625,46 625,0 0,371 0,417">
                <text:p/>
              </draw:polygon>
              <draw:polygon draw:style-name="gr135" draw:text-style-name="P6" draw:layer="layout" svg:width="0.838cm" svg:height="0.542cm" svg:x="11.523cm" svg:y="11.255cm" svg:viewBox="0 0 839 543" draw:points="625,0 0,371 0,417 215,543 839,175 839,128">
                <text:p/>
              </draw:polygon>
              <draw:g>
                <draw:polygon draw:style-name="gr136" draw:text-style-name="P22" draw:layer="layout" svg:width="0.273cm" svg:height="0.161cm" svg:x="12.041cm" svg:y="11.287cm" svg:viewBox="0 0 274 162" draw:points="274,93 116,0 0,69 156,162">
                  <text:p/>
                </draw:polygon>
                <draw:line draw:style-name="gr137" draw:text-style-name="P7" draw:layer="layout" svg:x1="12.274cm" svg:y1="11.403cm" svg:x2="12.118cm" svg:y2="11.31cm">
                  <text:p/>
                </draw:line>
                <draw:line draw:style-name="gr138" draw:text-style-name="P7" draw:layer="layout" svg:x1="12.234cm" svg:y1="11.424cm" svg:x2="12.078cm" svg:y2="11.331cm">
                  <text:p/>
                </draw:line>
                <draw:line draw:style-name="gr139" draw:text-style-name="P7" draw:layer="layout" svg:x1="12.194cm" svg:y1="11.31cm" svg:x2="12.078cm" svg:y2="11.379cm">
                  <text:p/>
                </draw:line>
                <draw:line draw:style-name="gr140" draw:text-style-name="P7" draw:layer="layout" svg:x1="12.234cm" svg:y1="11.331cm" svg:x2="12.118cm" svg:y2="11.4cm">
                  <text:p/>
                </draw:line>
                <draw:line draw:style-name="gr141" draw:text-style-name="P7" draw:layer="layout" svg:x1="12.275cm" svg:y1="11.356cm" svg:x2="12.196cm" svg:y2="11.402cm">
                  <text:p/>
                </draw:line>
              </draw:g>
              <draw:g>
                <draw:polygon draw:style-name="gr142" draw:text-style-name="P22" draw:layer="layout" svg:width="0.565cm" svg:height="0.334cm" svg:x="11.583cm" svg:y="11.384cm" svg:viewBox="0 0 566 335" draw:points="566,93 410,0 0,242 156,335">
                  <text:p/>
                </draw:polygon>
                <draw:line draw:style-name="gr143" draw:text-style-name="P7" draw:layer="layout" svg:x1="12.109cm" svg:y1="11.453cm" svg:x2="11.699cm" svg:y2="11.695cm">
                  <text:p/>
                </draw:line>
                <draw:line draw:style-name="gr144" draw:text-style-name="P7" draw:layer="layout" svg:x1="12.071cm" svg:y1="11.43cm" svg:x2="11.661cm" svg:y2="11.672cm">
                  <text:p/>
                </draw:line>
                <draw:line draw:style-name="gr145" draw:text-style-name="P7" draw:layer="layout" svg:x1="12.032cm" svg:y1="11.407cm" svg:x2="11.622cm" svg:y2="11.649cm">
                  <text:p/>
                </draw:line>
                <draw:line draw:style-name="gr146" draw:text-style-name="P7" draw:layer="layout" svg:x1="11.661cm" svg:y1="11.627cm" svg:x2="11.622cm" svg:y2="11.604cm">
                  <text:p/>
                </draw:line>
                <draw:line draw:style-name="gr147" draw:text-style-name="P7" draw:layer="layout" svg:x1="11.7cm" svg:y1="11.604cm" svg:x2="11.661cm" svg:y2="11.581cm">
                  <text:p/>
                </draw:line>
                <draw:line draw:style-name="gr148" draw:text-style-name="P7" draw:layer="layout" svg:x1="11.74cm" svg:y1="11.581cm" svg:x2="11.701cm" svg:y2="11.558cm">
                  <text:p/>
                </draw:line>
                <draw:line draw:style-name="gr149" draw:text-style-name="P7" draw:layer="layout" svg:x1="11.72cm" svg:y1="11.638cm" svg:x2="11.681cm" svg:y2="11.615cm">
                  <text:p/>
                </draw:line>
                <draw:line draw:style-name="gr150" draw:text-style-name="P7" draw:layer="layout" svg:x1="11.758cm" svg:y1="11.615cm" svg:x2="11.719cm" svg:y2="11.592cm">
                  <text:p/>
                </draw:line>
                <draw:line draw:style-name="gr151" draw:text-style-name="P7" draw:layer="layout" svg:x1="11.797cm" svg:y1="11.592cm" svg:x2="11.758cm" svg:y2="11.569cm">
                  <text:p/>
                </draw:line>
                <draw:line draw:style-name="gr152" draw:text-style-name="P7" draw:layer="layout" svg:x1="11.777cm" svg:y1="11.556cm" svg:x2="11.738cm" svg:y2="11.533cm">
                  <text:p/>
                </draw:line>
                <draw:line draw:style-name="gr153" draw:text-style-name="P7" draw:layer="layout" svg:x1="11.836cm" svg:y1="11.568cm" svg:x2="11.797cm" svg:y2="11.545cm">
                  <text:p/>
                </draw:line>
                <draw:line draw:style-name="gr154" draw:text-style-name="P7" draw:layer="layout" svg:x1="11.817cm" svg:y1="11.534cm" svg:x2="11.778cm" svg:y2="11.511cm">
                  <text:p/>
                </draw:line>
                <draw:line draw:style-name="gr155" draw:text-style-name="P7" draw:layer="layout" svg:x1="11.856cm" svg:y1="11.511cm" svg:x2="11.817cm" svg:y2="11.488cm">
                  <text:p/>
                </draw:line>
                <draw:line draw:style-name="gr156" draw:text-style-name="P7" draw:layer="layout" svg:x1="11.895cm" svg:y1="11.488cm" svg:x2="11.856cm" svg:y2="11.465cm">
                  <text:p/>
                </draw:line>
                <draw:line draw:style-name="gr157" draw:text-style-name="P7" draw:layer="layout" svg:x1="11.876cm" svg:y1="11.546cm" svg:x2="11.837cm" svg:y2="11.523cm">
                  <text:p/>
                </draw:line>
                <draw:line draw:style-name="gr158" draw:text-style-name="P7" draw:layer="layout" svg:x1="11.915cm" svg:y1="11.524cm" svg:x2="11.876cm" svg:y2="11.501cm">
                  <text:p/>
                </draw:line>
                <draw:line draw:style-name="gr159" draw:text-style-name="P7" draw:layer="layout" svg:x1="11.953cm" svg:y1="11.499cm" svg:x2="11.914cm" svg:y2="11.476cm">
                  <text:p/>
                </draw:line>
                <draw:line draw:style-name="gr160" draw:text-style-name="P7" draw:layer="layout" svg:x1="11.935cm" svg:y1="11.465cm" svg:x2="11.896cm" svg:y2="11.442cm">
                  <text:p/>
                </draw:line>
                <draw:line draw:style-name="gr161" draw:text-style-name="P7" draw:layer="layout" svg:x1="11.992cm" svg:y1="11.476cm" svg:x2="11.953cm" svg:y2="11.453cm">
                  <text:p/>
                </draw:line>
                <draw:line draw:style-name="gr162" draw:text-style-name="P7" draw:layer="layout" svg:x1="11.972cm" svg:y1="11.442cm" svg:x2="11.933cm" svg:y2="11.419cm">
                  <text:p/>
                </draw:line>
                <draw:line draw:style-name="gr163" draw:text-style-name="P7" draw:layer="layout" svg:x1="12.012cm" svg:y1="11.417cm" svg:x2="11.973cm" svg:y2="11.394cm">
                  <text:p/>
                </draw:line>
                <draw:line draw:style-name="gr164" draw:text-style-name="P7" draw:layer="layout" svg:x1="12.031cm" svg:y1="11.453cm" svg:x2="11.992cm" svg:y2="11.43cm">
                  <text:p/>
                </draw:line>
                <draw:line draw:style-name="gr165" draw:text-style-name="P7" draw:layer="layout" svg:x1="11.777cm" svg:y1="11.65cm" svg:x2="11.738cm" svg:y2="11.627cm">
                  <text:p/>
                </draw:line>
                <draw:line draw:style-name="gr166" draw:text-style-name="P7" draw:layer="layout" svg:x1="11.817cm" svg:y1="11.627cm" svg:x2="11.778cm" svg:y2="11.604cm">
                  <text:p/>
                </draw:line>
                <draw:line draw:style-name="gr167" draw:text-style-name="P7" draw:layer="layout" svg:x1="11.856cm" svg:y1="11.604cm" svg:x2="11.817cm" svg:y2="11.581cm">
                  <text:p/>
                </draw:line>
                <draw:line draw:style-name="gr168" draw:text-style-name="P7" draw:layer="layout" svg:x1="11.876cm" svg:y1="11.638cm" svg:x2="11.837cm" svg:y2="11.615cm">
                  <text:p/>
                </draw:line>
                <draw:line draw:style-name="gr169" draw:text-style-name="P7" draw:layer="layout" svg:x1="11.915cm" svg:y1="11.615cm" svg:x2="11.876cm" svg:y2="11.592cm">
                  <text:p/>
                </draw:line>
                <draw:line draw:style-name="gr170" draw:text-style-name="P7" draw:layer="layout" svg:x1="11.895cm" svg:y1="11.581cm" svg:x2="11.856cm" svg:y2="11.558cm">
                  <text:p/>
                </draw:line>
                <draw:line draw:style-name="gr171" draw:text-style-name="P7" draw:layer="layout" svg:x1="11.935cm" svg:y1="11.556cm" svg:x2="11.896cm" svg:y2="11.533cm">
                  <text:p/>
                </draw:line>
                <draw:line draw:style-name="gr172" draw:text-style-name="P7" draw:layer="layout" svg:x1="11.972cm" svg:y1="11.534cm" svg:x2="11.933cm" svg:y2="11.511cm">
                  <text:p/>
                </draw:line>
                <draw:line draw:style-name="gr173" draw:text-style-name="P7" draw:layer="layout" svg:x1="12.012cm" svg:y1="11.511cm" svg:x2="11.973cm" svg:y2="11.488cm">
                  <text:p/>
                </draw:line>
                <draw:line draw:style-name="gr174" draw:text-style-name="P7" draw:layer="layout" svg:x1="12.071cm" svg:y1="11.524cm" svg:x2="12.032cm" svg:y2="11.501cm">
                  <text:p/>
                </draw:line>
                <draw:line draw:style-name="gr175" draw:text-style-name="P7" draw:layer="layout" svg:x1="12.051cm" svg:y1="11.488cm" svg:x2="12.012cm" svg:y2="11.465cm">
                  <text:p/>
                </draw:line>
                <draw:line draw:style-name="gr176" draw:text-style-name="P7" draw:layer="layout" svg:x1="12.11cm" svg:y1="11.499cm" svg:x2="12.071cm" svg:y2="11.476cm">
                  <text:p/>
                </draw:line>
                <draw:line draw:style-name="gr177" draw:text-style-name="P7" draw:layer="layout" svg:x1="11.797cm" svg:y1="11.685cm" svg:x2="11.758cm" svg:y2="11.662cm">
                  <text:p/>
                </draw:line>
                <draw:line draw:style-name="gr178" draw:text-style-name="P7" draw:layer="layout" svg:x1="11.836cm" svg:y1="11.661cm" svg:x2="11.797cm" svg:y2="11.638cm">
                  <text:p/>
                </draw:line>
              </draw:g>
            </draw:g>
          </draw:g>
        </draw:g>
        <draw:frame draw:style-name="gr179" draw:text-style-name="P24" draw:layer="layout" svg:width="2.479cm" svg:height="1.145cm" draw:transform="rotate (0.542622864445037) translate (15.464cm 4.757cm)">
          <draw:text-box>
            <text:p text:style-name="P23"><text:span text:style-name="T1">Central Host</text:span></text:p>
            <text:p text:style-name="P23"><text:span text:style-name="T1">For Users</text:span></text:p>
          </draw:text-box>
        </draw:frame>
        <draw:frame draw:style-name="gr180" draw:text-style-name="P25" draw:layer="layout" svg:width="2.358cm" svg:height="1.039cm" draw:transform="rotate (-0.594808209079668) translate (24.607cm 9.729cm)">
          <draw:text-box>
            <text:p><text:span text:style-name="T2">AD/LDAP etc.</text:span></text:p>
            <text:p><text:span text:style-name="T2">Infrastructure</text:span></text:p>
          </draw:text-box>
        </draw:frame>
        <draw:g xml:id="id4" draw:id="id4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81" draw:text-style-name="P2" draw:layer="layout" svg:width="1.991cm" svg:height="1.248cm" svg:x="4.35cm" svg:y="11.333cm" svg:viewBox="0 0 1992 1249" svg:d="M2 1249c166 0 1990-777 1990-1012 0-237-255-237-421-237 0 101-1631 506-1569 1249z">
            <text:p/>
          </draw:path>
          <draw:g>
            <draw:polygon draw:style-name="gr182" draw:text-style-name="P3" draw:layer="layout" svg:width="2.112cm" svg:height="1.857cm" svg:x="2.119cm" svg:y="10.657cm" svg:viewBox="0 0 2113 1858" draw:points="0,676 0,0 2113,1182 2113,1858">
              <text:p/>
            </draw:polygon>
            <draw:polygon draw:style-name="gr183" draw:text-style-name="P4" draw:layer="layout" svg:width="1.807cm" svg:height="1.689cm" svg:x="4.231cm" svg:y="10.825cm" svg:viewBox="0 0 1808 1690" draw:points="0,1690 0,1014 1808,0 1808,676">
              <text:p/>
            </draw:polygon>
            <draw:polygon draw:style-name="gr184" draw:text-style-name="P5" draw:layer="layout" svg:width="3.92cm" svg:height="2.195cm" svg:x="2.119cm" svg:y="9.643cm" svg:viewBox="0 0 3921 2196" draw:points="2113,2196 0,1014 1808,0 3921,1182">
              <text:p/>
            </draw:polygon>
            <draw:line draw:style-name="gr185" draw:text-style-name="P7" draw:layer="layout" svg:x1="2.844cm" svg:y1="11.197cm" svg:x2="2.844cm" svg:y2="11.602cm">
              <text:p/>
            </draw:line>
            <draw:line draw:style-name="gr186" draw:text-style-name="P7" draw:layer="layout" svg:x1="4.174cm" svg:y1="12.063cm" svg:x2="3.208cm" svg:y2="11.523cm">
              <text:p/>
            </draw:line>
            <draw:line draw:style-name="gr187" draw:text-style-name="P7" draw:layer="layout" svg:x1="3.2cm" svg:y1="11.401cm" svg:x2="3.2cm" svg:y2="11.537cm">
              <text:p/>
            </draw:line>
            <draw:line draw:style-name="gr188" draw:text-style-name="P7" draw:layer="layout" svg:x1="4.166cm" svg:y1="11.942cm" svg:x2="4.166cm" svg:y2="12.078cm">
              <text:p/>
            </draw:line>
            <draw:line draw:style-name="gr189" draw:text-style-name="P7" draw:layer="layout" svg:x1="4.166cm" svg:y1="11.941cm" svg:x2="3.2cm" svg:y2="11.401cm">
              <text:p/>
            </draw:line>
            <draw:polygon draw:style-name="gr190" draw:text-style-name="P8" draw:layer="layout" svg:width="0.12cm" svg:height="0.203cm" svg:x="2.965cm" svg:y="11.266cm" svg:viewBox="0 0 121 204" draw:points="0,136 0,0 121,67 121,204">
              <text:p/>
            </draw:polygon>
            <draw:line draw:style-name="gr191" draw:text-style-name="P7" draw:layer="layout" svg:x1="2.723cm" svg:y1="11.13cm" svg:x2="2.723cm" svg:y2="11.535cm">
              <text:p/>
            </draw:line>
            <draw:line draw:style-name="gr192" draw:text-style-name="P7" draw:layer="layout" svg:x1="2.603cm" svg:y1="11.063cm" svg:x2="2.603cm" svg:y2="11.468cm">
              <text:p/>
            </draw:line>
            <draw:line draw:style-name="gr193" draw:text-style-name="P7" draw:layer="layout" svg:x1="2.482cm" svg:y1="10.995cm" svg:x2="2.482cm" svg:y2="11.4cm">
              <text:p/>
            </draw:line>
            <draw:line draw:style-name="gr194" draw:text-style-name="P7" draw:layer="layout" svg:x1="2.362cm" svg:y1="10.926cm" svg:x2="2.362cm" svg:y2="11.331cm">
              <text:p/>
            </draw:line>
            <draw:line draw:style-name="gr195" draw:text-style-name="P7" draw:layer="layout" svg:x1="2.241cm" svg:y1="10.861cm" svg:x2="2.241cm" svg:y2="11.266cm">
              <text:p/>
            </draw:line>
            <draw:polygon draw:style-name="gr196" draw:text-style-name="P3" draw:layer="layout" svg:width="0.12cm" svg:height="0.742cm" svg:x="2cm" svg:y="10.59cm" svg:viewBox="0 0 121 743" draw:points="0,676 0,0 121,67 121,743">
              <text:p/>
            </draw:polygon>
            <draw:polygon draw:style-name="gr197" draw:text-style-name="P3" draw:layer="layout" svg:width="0.12cm" svg:height="0.742cm" svg:x="4.231cm" svg:y="11.839cm" svg:viewBox="0 0 121 743" draw:points="0,676 0,0 121,67 121,743">
              <text:p/>
            </draw:polygon>
            <draw:polygon draw:style-name="gr198" draw:text-style-name="P6" draw:layer="layout" svg:width="4.041cm" svg:height="2.938cm" svg:x="2cm" svg:y="9.643cm" svg:viewBox="0 0 4042 2939" draw:points="0,1621 0,945 121,1014 1931,0 4042,1182 4042,1858 2352,2803 2352,2939">
              <text:p/>
            </draw:polygon>
          </draw:g>
        </draw:g>
        <draw:frame draw:style-name="gr199" draw:text-style-name="P25" draw:layer="layout" svg:width="2.598cm" svg:height="1.574cm" draw:transform="rotate (-0.52970742798028) translate (3.6cm 9.62cm)">
          <draw:text-box>
            <text:p><text:span text:style-name="T2">OpenAKC</text:span></text:p>
            <text:p><text:span text:style-name="T2">Secured</text:span></text:p>
            <text:p><text:span text:style-name="T2">Server</text:span></text:p>
          </draw:text-box>
        </draw:frame>
        <draw:frame draw:style-name="gr200" draw:text-style-name="P25" draw:layer="layout" svg:width="2.194cm" svg:height="1.139cm" draw:transform="rotate (0.559378025264183) translate (15.549cm 14.502cm)">
          <draw:text-box>
            <text:p><text:span text:style-name="T2">OpenAKC</text:span></text:p>
            <text:p><text:span text:style-name="T2">Server</text:span></text:p>
          </draw:text-box>
        </draw:frame>
        <draw:frame draw:style-name="gr201" draw:text-style-name="P26" draw:layer="layout" svg:width="8.4cm" svg:height="0.963cm" svg:x="5.142cm" svg:y="15.057cm">
          <draw:text-box>
            <text:p><text:span text:style-name="T3">OpenAKC Authentication, Keystroke &amp; Session Logs.</text:span></text:p>
          </draw:text-box>
        </draw:frame>
        <draw:frame draw:style-name="gr202" draw:text-style-name="P27" draw:layer="layout" svg:width="12.846cm" svg:height="0.763cm" svg:x="9.954cm" svg:y="1.437cm">
          <draw:text-box>
            <text:p><text:span text:style-name="T4">OpenAKC Separate Bastion Host, Simplified</text:span></text:p>
          </draw:text-box>
        </draw:frame>
        <draw:frame draw:style-name="gr203" draw:text-style-name="P1" draw:layer="layout" svg:width="3.343cm" svg:height="0.887cm" draw:transform="rotate (0.000349065850398866) translate (2.4cm 16.901cm)">
          <draw:text-box>
            <text:p><text:span text:style-name="T1">Security Management </text:span></text:p>
            <text:p><text:span text:style-name="T1">Workstation</text:span></text:p>
          </draw:text-box>
        </draw:frame>
        <draw:frame draw:style-name="gr204" draw:text-style-name="P1" draw:layer="layout" svg:width="2.674cm" svg:height="0.597cm" draw:transform="rotate (-0.0118682389135618) translate (10.468cm 9.92cm)">
          <draw:text-box>
            <text:p><text:span text:style-name="T1">User Workstation</text:span></text:p>
          </draw:text-box>
        </draw:frame>
        <draw:connector draw:style-name="gr205" draw:text-style-name="P28" draw:layer="layout" svg:x1="17.722cm" svg:y1="3.869cm" svg:x2="25.248cm" svg:y2="9.501cm" draw:start-shape="id1" draw:start-glue-point="14" draw:end-shape="id2" draw:end-glue-point="0" svg:d="M17722 3869v-870h7526v6502" svg:viewBox="0 0 7527 6503">
          <text:p/>
        </draw:connector>
        <draw:connector draw:style-name="gr206" draw:text-style-name="P28" draw:layer="layout" svg:x1="17.093cm" svg:y1="18.02cm" svg:x2="25.248cm" svg:y2="12.82cm" draw:start-shape="id3" draw:start-glue-point="2" draw:end-shape="id2" draw:end-glue-point="2" svg:d="M17093 18020v520h8155v-5720" svg:viewBox="0 0 8156 5721">
          <text:p/>
        </draw:connector>
        <draw:frame draw:style-name="gr207" draw:text-style-name="P26" draw:layer="layout" svg:width="4.769cm" svg:height="0.607cm" draw:transform="rotate (0.00593411945678072) translate (18.827cm 17.893cm)">
          <draw:text-box>
            <text:p><text:span text:style-name="T3">AD / LDAP etc. Directory Data</text:span></text:p>
          </draw:text-box>
        </draw:frame>
        <draw:connector draw:style-name="gr208" draw:text-style-name="P28" draw:layer="layout" svg:x1="15.201cm" svg:y1="15.714cm" svg:x2="4.351cm" svg:y2="12.547cm" draw:start-shape="id3" draw:start-glue-point="3" draw:end-shape="id4" draw:end-glue-point="10" svg:d="M15201 15714h-10850v-3167" svg:viewBox="0 0 10851 3168">
          <text:p/>
        </draw:connector>
        <draw:connector draw:style-name="gr209" draw:text-style-name="P28" draw:layer="layout" svg:x1="15.197cm" svg:y1="16.598cm" svg:x2="5.274cm" svg:y2="18.04cm" draw:start-shape="id5" draw:start-glue-point="3" draw:end-shape="id6" draw:end-glue-point="5" svg:d="M15197 16598h-4874v1442h-5049" svg:viewBox="0 0 9924 1443">
          <text:p/>
        </draw:connector>
        <draw:connector draw:style-name="gr210" draw:text-style-name="P28" draw:layer="layout" svg:x1="12.397cm" svg:y1="10.979cm" svg:x2="17.082cm" svg:y2="8.32cm" draw:start-shape="id7" draw:start-glue-point="5" draw:end-shape="id1" draw:end-glue-point="2" svg:d="M12397 10979h4685v-2659" svg:viewBox="0 0 4686 2660">
          <text:p/>
        </draw:connector>
        <draw:connector draw:style-name="gr211" draw:text-style-name="P28" draw:layer="layout" svg:x1="4.171cm" svg:y1="9.643cm" svg:x2="15.224cm" svg:y2="5.92cm" draw:start-shape="id4" draw:start-glue-point="0" draw:end-shape="id1" draw:end-glue-point="3" svg:d="M4171 9643v-3723h11053" svg:viewBox="0 0 11054 3724">
          <text:p/>
        </draw:connector>
        <draw:frame draw:style-name="gr201" draw:text-style-name="P26" draw:layer="layout" svg:width="5.6cm" svg:height="0.963cm" svg:x="7.242cm" svg:y="5.32cm">
          <draw:text-box>
            <text:p><text:span text:style-name="T3">OpenAKC managed SSH sessions.</text:span></text:p>
          </draw:text-box>
        </draw:frame>
        <draw:connector draw:style-name="gr212" draw:text-style-name="P28" draw:layer="layout" draw:line-skew="0.657cm" svg:x1="18.986cm" svg:y1="15.714cm" svg:x2="18.941cm" svg:y2="5.92cm" draw:start-shape="id3" draw:start-glue-point="1" draw:end-shape="id1" draw:end-glue-point="1" svg:d="M18986 15714h1158v-9794h-1203" svg:viewBox="0 0 1204 9795">
          <text:p/>
        </draw:connector>
        <draw:frame draw:style-name="gr201" draw:text-style-name="P26" draw:layer="layout" svg:width="9.2cm" svg:height="0.963cm" draw:transform="rotate (1.5711453926453) translate (20.279cm 15.52cm)">
          <draw:text-box>
            <text:p><text:span text:style-name="T3">Self Service SSH key update requests to OpenAKC backend.</text:span></text:p>
          </draw:text-box>
        </draw:frame>
        <draw:frame draw:style-name="gr213" draw:text-style-name="P26" draw:layer="layout" svg:width="4.76cm" svg:height="1.319cm" draw:transform="rotate (0.00279252680319093) translate (6.936cm 11.113cm)">
          <draw:text-box>
            <text:p><text:span text:style-name="T3">Optional OpenAKC managed direct SSH sessions.</text:span></text:p>
          </draw:text-box>
        </draw:frame>
        <draw:frame draw:style-name="gr214" draw:text-style-name="P26" draw:layer="layout" svg:width="5.7cm" svg:height="0.663cm" svg:x="5.6cm" svg:y="18.1cm">
          <draw:text-box>
            <text:p><text:span text:style-name="T3">OpenAKC management API.</text:span></text:p>
          </draw:text-box>
        </draw:frame>
        <draw:frame draw:style-name="gr207" draw:text-style-name="P26" draw:layer="layout" svg:width="4.769cm" svg:height="0.607cm" draw:transform="rotate (0.00593411945678072) translate (19.442cm 3.148cm)">
          <draw:text-box>
            <text:p><text:span text:style-name="T3">AD / LDAP etc. Directory Data</text:span></text:p>
          </draw:text-box>
        </draw:frame>
        <draw:connector draw:style-name="gr215" draw:text-style-name="P28" draw:layer="layout" svg:x1="11.4cm" svg:y1="11.105cm" svg:x2="6.342cm" svg:y2="11.112cm" draw:start-shape="id7" draw:start-glue-point="3" draw:end-shape="id4" draw:end-glue-point="1" svg:d="M11400 11105h-2538v7h-2520" svg:viewBox="0 0 5059 8">
          <text:p/>
        </draw:connector>
        <draw:frame draw:style-name="gr216" draw:text-style-name="P26" draw:layer="layout" svg:width="5.7cm" svg:height="1.492cm" draw:transform="rotate (0.00279252680319093) translate (12.638cm 11.028cm)">
          <draw:text-box>
            <text:p><text:span text:style-name="T3">AD / LDAP authenticated</text:span></text:p>
            <text:p><text:span text:style-name="T3">SSH session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="Arrow" draw:marker-start-width="0.2cm" draw:marker-start-center="false" draw:marker-end="Arrow" draw:marker-end-width="0.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="Arrow" draw:marker-start-width="0.3cm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0-09T11:33:38.401132592</meta:creation-date>
    <dc:date>2020-09-05T07:31:09.721346947</dc:date>
    <meta:editing-duration>PT1H8M56S</meta:editing-duration>
    <meta:editing-cycles>15</meta:editing-cycles>
    <meta:generator>LibreOffice/6.4.3.2$Linux_X86_64 LibreOffice_project/40$Build-2</meta:generator>
    <meta:document-statistic meta:object-count="245"/>
  </office:meta>
</office:document-meta>
</file>